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erif" fo:font-size="12pt" fo:font-weight="normal" officeooo:paragraph-rsid="001311be" style:font-size-asian="12pt" style:font-weight-asian="normal" style:font-size-complex="12pt" style:font-weight-complex="normal"/>
    </style:style>
    <style:style style:name="P2" style:family="paragraph" style:parent-style-name="Standard" style:list-style-name="L1">
      <style:text-properties style:font-name="DejaVu Serif" fo:font-size="12pt" fo:font-weight="normal" officeooo:paragraph-rsid="001311be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text-properties style:font-name="DejaVu Serif" fo:font-size="12pt" fo:font-weight="normal" officeooo:rsid="001311be" officeooo:paragraph-rsid="001311be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text-properties style:font-name="DejaVu Serif" fo:font-size="12pt" fo:font-weight="normal" officeooo:rsid="0015a937" officeooo:paragraph-rsid="0015a937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text-properties style:font-name="DejaVu Serif" fo:font-size="12pt" fo:font-weight="normal" officeooo:rsid="0016a2ca" officeooo:paragraph-rsid="0016a2ca" style:font-size-asian="12pt" style:font-weight-asian="normal" style:font-size-complex="12pt" style:font-weight-complex="normal"/>
    </style:style>
    <style:style style:name="T1" style:family="text">
      <style:text-properties officeooo:rsid="001311be"/>
    </style:style>
    <style:style style:name="T2" style:family="text">
      <style:text-properties officeooo:rsid="00140a7f"/>
    </style:style>
    <style:style style:name="T3" style:family="text">
      <style:text-properties officeooo:rsid="0016a2ca"/>
    </style:style>
    <style:style style:name="T4" style:family="text">
      <style:text-properties style:font-name="DejaVu Serif" fo:font-size="12pt" fo:font-weight="normal" officeooo:rsid="0015a937" style:font-size-asian="12pt" style:font-weight-asian="normal" style:font-size-complex="12pt" style:font-weight-complex="normal"/>
    </style:style>
    <style:style style:name="T5" style:family="text">
      <style:text-properties style:font-name="DejaVu Serif" fo:font-size="12pt" fo:font-weight="normal" officeooo:rsid="0016a2ca" style:font-size-asian="12pt" style:font-weight-asian="normal" style:font-size-complex="12pt" style:font-weight-complex="normal"/>
    </style:style>
    <style:style style:name="T6" style:family="text">
      <style:text-properties officeooo:rsid="0015a9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 would like to thank the </text:span>Reviewer <text:span text:style-name="T1">for their comments. These are the changes I have made in the manuscript in order to implement their suggestions:</text:span></text:p>
      <text:p text:style-name="P1"/>
      <text:list xml:id="list1754203229" text:style-name="L1">
        <text:list-item>
          <text:p text:style-name="P2"><text:span text:style-name="T1">Added a new paragraph in section 2 <text:s/>called “The shift symmetry”, where I mention <text:s/>the origin of the initial condition for the derivative of θ. In this paragraph I briefly discuss how this can change, and give references to papers on the so-called </text:span>Kinetic Misalignment Mechanism<text:span text:style-name="T1">. </text:span></text:p>
        </text:list-item>
        <text:list-item>
          <text:p text:style-name="P3">The restrictions of the code are <text:span text:style-name="T2">made clearer. They are now </text:span>mentioned in section 4.1. </text:p>
        </text:list-item>
        <text:list-item>
          <text:p text:style-name="P4">At the end of section 3.1.1 (near the top of page 12), I briefly explain what the meaning of local integration errors.</text:p>
        </text:list-item>
        <text:list-item>
          <text:p text:style-name="P5">Other minor corrections. Most importantly, removed the “&lt;LD&gt;” in Method template argument.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06:55:46.781264037</meta:creation-date>
    <dc:date>2022-01-26T08:12:09.648160875</dc:date>
    <meta:editing-duration>PT9M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5" meta:word-count="125" meta:character-count="724" meta:non-whitespace-character-count="604"/>
  </office:meta>
</office:document-meta>
</file>